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5" calcext:value-type="float">
            <text:p>22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8:27:50.627221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2T08:29:19.629407366</dc:date>
    <dc:creator>Jesus Castagnetto</dc:creator>
    <meta:editing-duration>P5DT9H25M27S</meta:editing-duration>
    <meta:editing-cycles>449</meta:editing-cycles>
    <meta:generator>LibreOffice/6.4.6.2$Linux_X86_64 LibreOffice_project/40$Build-2</meta:generator>
    <meta:document-statistic meta:table-count="1" meta:cell-count="4678" meta:object-count="0"/>
  </office:meta>
</office:document-meta>
</file>